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083in"/>
    </style:style>
    <style:style style:name="co2" style:family="table-column">
      <style:table-column-properties fo:break-before="auto" style:column-width="8.23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Cancel (Right Button, Escape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OK (Down/Up Button, Enter)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Select (Up/Left Button, Space)</text:p>
          </table:table-cell>
        </table:table-row>
        <table:table-row table:style-name="ro1">
          <table:table-cell office:value-type="string" calcext:value-type="string">
            <text:p>ESCAPE</text:p>
          </table:table-cell>
          <table:table-cell office:value-type="string" calcext:value-type="string">
            <text:p>Escape (Left/Down Button, Backslash)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Home (L Button/Mouse, Home)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nd (R Button/Mouse, End)</text:p>
          </table:table-cell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Page Up (L2 Button, Page Up)</text:p>
          </table:table-cell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Page Down (R2 Button, Page Dow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22:10:15.982215524</meta:creation-date>
    <meta:generator>LibreOffice/7.4.7.2$Linux_AARCH64 LibreOffice_project/40$Build-2</meta:generator>
    <dc:date>2023-10-10T17:13:58.831268943</dc:date>
    <meta:editing-duration>PT30M3S</meta:editing-duration>
    <meta:editing-cycles>9</meta:editing-cycles>
    <meta:document-statistic meta:table-count="1" meta:cell-count="18" meta:object-count="0"/>
  </office:meta>
</office:document-meta>
</file>